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Helvetica Neue1" svg:font-family="'Helvetica Neue', Helvetica, Arial, sans-serif"/>
    <style:font-face style:name="Helvetica Neue" svg:font-family="'Helvetica Neue', Helvetica, 'Segoe UI', Arial, freesans, sans-serif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ab30"/>
    </style:style>
    <style:style style:name="P2" style:family="paragraph" style:parent-style-name="Standard">
      <style:text-properties officeooo:paragraph-rsid="002146c5"/>
    </style:style>
    <style:style style:name="P3" style:family="paragraph" style:parent-style-name="Standard">
      <style:text-properties style:font-name="Ubuntu" fo:font-size="12pt" officeooo:rsid="001dab30" officeooo:paragraph-rsid="001dab30" style:font-size-asian="12pt" style:font-size-complex="12pt"/>
    </style:style>
    <style:style style:name="P4" style:family="paragraph" style:parent-style-name="Standard">
      <style:text-properties style:font-name="Ubuntu" fo:font-size="12pt" officeooo:rsid="001f37ea" officeooo:paragraph-rsid="001f37ea" style:font-size-asian="12pt" style:font-size-complex="12pt"/>
    </style:style>
    <style:style style:name="P5" style:family="paragraph" style:parent-style-name="Standard">
      <style:text-properties style:font-name="Ubuntu" fo:font-size="12pt" officeooo:rsid="001f37ea" officeooo:paragraph-rsid="001f4ba0" style:font-size-asian="12pt" style:font-size-complex="12pt"/>
    </style:style>
    <style:style style:name="P6" style:family="paragraph" style:parent-style-name="Standard">
      <style:text-properties style:font-name="Ubuntu" fo:font-size="12pt" officeooo:rsid="001f4ba0" officeooo:paragraph-rsid="001f4ba0" style:font-size-asian="12pt" style:font-size-complex="12pt"/>
    </style:style>
    <style:style style:name="P7" style:family="paragraph" style:parent-style-name="Standard">
      <style:text-properties style:font-name="Ubuntu" fo:font-size="12pt" officeooo:rsid="00209f21" officeooo:paragraph-rsid="00209f21" style:font-size-asian="12pt" style:font-size-complex="12pt"/>
    </style:style>
    <style:style style:name="P8" style:family="paragraph" style:parent-style-name="Standard" style:list-style-name="L1">
      <style:text-properties style:font-name="Ubuntu" fo:font-size="12pt" officeooo:rsid="00209f21" officeooo:paragraph-rsid="00209f21" style:font-size-asian="12pt" style:font-size-complex="12pt"/>
    </style:style>
    <style:style style:name="P9" style:family="paragraph" style:parent-style-name="Standard" style:list-style-name="L3">
      <style:text-properties style:font-name="Ubuntu" fo:font-size="12pt" officeooo:rsid="002146c5" officeooo:paragraph-rsid="002146c5" style:font-size-asian="12pt" style:font-size-complex="12pt"/>
    </style:style>
    <style:style style:name="P10" style:family="paragraph" style:parent-style-name="Standard" style:list-style-name="L4">
      <style:text-properties style:font-name="Ubuntu" fo:font-size="12pt" officeooo:rsid="002146c5" officeooo:paragraph-rsid="002146c5" style:font-size-asian="12pt" style:font-size-complex="12pt"/>
    </style:style>
    <style:style style:name="P11" style:family="paragraph" style:parent-style-name="Standard" style:list-style-name="L5">
      <style:text-properties style:font-name="Ubuntu" fo:font-size="12pt" officeooo:rsid="002146c5" officeooo:paragraph-rsid="002146c5" style:font-size-asian="12pt" style:font-size-complex="12pt"/>
    </style:style>
    <style:style style:name="P12" style:family="paragraph" style:parent-style-name="Standard">
      <style:text-properties style:font-name="Ubuntu" fo:font-size="12pt" fo:font-weight="bold" officeooo:rsid="001dab30" officeooo:paragraph-rsid="001dab3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" fo:font-size="12pt" fo:font-weight="bold" officeooo:rsid="001f37ea" officeooo:paragraph-rsid="001f37e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" fo:font-size="12pt" fo:font-style="italic" fo:font-weight="normal" officeooo:paragraph-rsid="001dab30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Ubuntu" fo:font-size="12pt" fo:font-style="italic" officeooo:rsid="001dab30" officeooo:paragraph-rsid="001dab30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Ubuntu" fo:font-size="12pt" fo:font-style="italic" officeooo:rsid="001f4ba0" officeooo:paragraph-rsid="001f4ba0" style:font-size-asian="12pt" style:font-style-asian="italic" style:font-size-complex="12pt" style:font-style-complex="italic"/>
    </style:style>
    <style:style style:name="P17" style:family="paragraph" style:parent-style-name="Standard">
      <style:text-properties style:font-name="Ubuntu" fo:font-size="12pt" fo:font-style="italic" officeooo:rsid="001f37ea" officeooo:paragraph-rsid="001f37ea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Ubuntu" fo:font-size="12pt" fo:font-style="italic" officeooo:rsid="00209f21" officeooo:paragraph-rsid="00209f21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Ubuntu" fo:font-size="12pt" fo:font-style="italic" officeooo:rsid="002146c5" officeooo:paragraph-rsid="002146c5" style:font-size-asian="12pt" style:font-style-asian="italic" style:font-size-complex="12pt" style:font-style-complex="italic"/>
    </style:style>
    <style:style style:name="P20" style:family="paragraph" style:parent-style-name="Standard">
      <style:text-properties fo:color="#000000" style:font-name="Ubuntu" fo:font-size="12pt" officeooo:rsid="001dab30" officeooo:paragraph-rsid="001dab30" style:font-size-asian="12pt" style:font-size-complex="12pt"/>
    </style:style>
    <style:style style:name="P21" style:family="paragraph" style:parent-style-name="Standard" style:list-style-name="L2">
      <style:text-properties fo:color="#000000" style:font-name="Ubuntu" fo:font-size="12pt" officeooo:rsid="00209f21" officeooo:paragraph-rsid="00209f21" style:font-size-asian="12pt" style:font-size-complex="12pt"/>
    </style:style>
    <style:style style:name="P22" style:family="paragraph" style:parent-style-name="Standard">
      <style:text-properties fo:color="#000000" style:font-name="Ubuntu" fo:font-size="12pt" fo:font-style="italic" officeooo:rsid="001dab30" officeooo:paragraph-rsid="001dab30" style:font-size-asian="12pt" style:font-style-asian="italic" style:font-size-complex="12pt" style:font-style-complex="italic"/>
    </style:style>
    <style:style style:name="P23" style:family="paragraph" style:parent-style-name="Preformatted_20_Text">
      <style:text-properties style:font-name="Ubuntu" fo:font-size="12pt" fo:font-style="italic" officeooo:rsid="001f37ea" officeooo:paragraph-rsid="001f37ea" style:font-size-asian="12pt" style:font-style-asian="italic" style:font-size-complex="12pt" style:font-style-complex="italic"/>
    </style:style>
    <style:style style:name="T1" style:family="text">
      <style:text-properties officeooo:rsid="001dab30"/>
    </style:style>
    <style:style style:name="T2" style:family="text">
      <style:text-properties fo:font-variant="normal" fo:text-transform="none" fo:color="#333333" style:text-line-through-style="none" style:text-line-through-type="none" style:font-name="Helvetica Neue1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333333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333333" style:text-line-through-style="none" style:text-line-through-type="none" fo:letter-spacing="normal" style:text-underline-style="none" fo:font-weight="normal" style:text-blinking="false"/>
    </style:style>
    <style:style style:name="T6" style:family="text">
      <style:text-properties fo:font-variant="normal" fo:text-transform="none" fo:color="#0367b0" style:text-line-through-style="none" style:text-line-through-type="none" style:font-name="Helvetica Neue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367b0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367b0" style:text-line-through-style="none" style:text-line-through-type="none" style:font-name="Ubuntu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367b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0367b0" style:text-line-through-style="none" style:text-line-through-type="none" style:font-name="Ubuntu" fo:font-size="12pt" fo:letter-spacing="normal" fo:font-style="normal" style:text-underline-style="none" fo:font-weight="normal" officeooo:rsid="002146c5" style:text-blinking="false" style:font-size-asian="12pt" style:font-size-complex="12pt"/>
    </style:style>
    <style:style style:name="T11" style:family="text">
      <style:text-properties fo:font-variant="normal" fo:text-transform="none" fo:color="#0367b0" style:text-line-through-style="none" style:text-line-through-type="none" style:font-name="Ubuntu" fo:font-size="12pt" fo:letter-spacing="normal" fo:font-style="italic" style:text-underline-style="none" fo:font-weight="normal" officeooo:rsid="002146c5" style:text-blinking="false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367b0" style:text-line-through-style="none" style:text-line-through-type="none" style:font-name="Ubuntu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123654" style:font-name="Arial" fo:font-size="11.1499996185303pt" fo:letter-spacing="normal" fo:font-style="normal" fo:font-weight="normal"/>
    </style:style>
    <style:style style:name="T14" style:family="text">
      <style:text-properties fo:font-variant="normal" fo:text-transform="none" fo:color="#123654" style:font-name="Arial" fo:font-size="11.1499996185303pt" fo:letter-spacing="normal" fo:font-style="normal" fo:font-weight="normal" officeooo:rsid="001dab30"/>
    </style:style>
    <style:style style:name="T15" style:family="text">
      <style:text-properties fo:font-variant="normal" fo:text-transform="none" fo:color="#123654" style:font-name="Arial" fo:font-size="11.1499996185303pt" fo:letter-spacing="normal" fo:font-style="normal" fo:font-weight="normal" officeooo:rsid="001f4ba0"/>
    </style:style>
    <style:style style:name="T16" style:family="text">
      <style:text-properties fo:font-variant="normal" fo:text-transform="none" fo:color="#123654" fo:font-size="11.1499996185303pt" fo:letter-spacing="normal" fo:font-style="normal" fo:font-weight="normal"/>
    </style:style>
    <style:style style:name="T17" style:family="text">
      <style:text-properties fo:font-variant="normal" fo:text-transform="none" fo:color="#123654" fo:font-size="11.1499996185303pt" fo:letter-spacing="normal" fo:font-style="normal" fo:font-weight="normal" officeooo:rsid="001dab30"/>
    </style:style>
    <style:style style:name="T18" style:family="text">
      <style:text-properties fo:font-variant="normal" fo:text-transform="none" fo:color="#123654" fo:font-size="11.1499996185303pt" fo:letter-spacing="normal" fo:font-style="normal" fo:font-weight="normal" officeooo:rsid="001f4ba0"/>
    </style:style>
    <style:style style:name="T19" style:family="text">
      <style:text-properties fo:font-variant="normal" fo:text-transform="none" fo:color="#123654" style:font-name="Ubuntu" fo:font-size="11.1499996185303pt" fo:letter-spacing="normal" fo:font-style="normal" fo:font-weight="normal"/>
    </style:style>
    <style:style style:name="T20" style:family="text">
      <style:text-properties fo:font-variant="normal" fo:text-transform="none" fo:color="#123654" style:font-name="Ubuntu" fo:font-size="11.1499996185303pt" fo:letter-spacing="normal" fo:font-style="normal" fo:font-weight="normal" officeooo:rsid="001dab30"/>
    </style:style>
    <style:style style:name="T21" style:family="text">
      <style:text-properties fo:font-variant="normal" fo:text-transform="none" fo:color="#123654" style:font-name="Ubuntu" fo:letter-spacing="normal" fo:font-style="normal" fo:font-weight="normal"/>
    </style:style>
    <style:style style:name="T22" style:family="text">
      <style:text-properties fo:font-variant="normal" fo:text-transform="none" fo:color="#123654" style:font-name="Ubuntu" fo:letter-spacing="normal" fo:font-style="normal" fo:font-weight="normal" officeooo:rsid="001dab30"/>
    </style:style>
    <style:style style:name="T23" style:family="text">
      <style:text-properties fo:font-variant="normal" fo:text-transform="none" fo:color="#123654" style:font-name="Ubuntu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123654" style:font-name="Ubuntu" fo:font-size="12pt" fo:letter-spacing="normal" fo:font-style="normal" fo:font-weight="normal" officeooo:rsid="001dab30" style:font-size-asian="12pt" style:font-size-complex="12pt"/>
    </style:style>
    <style:style style:name="T25" style:family="text">
      <style:text-properties fo:font-variant="normal" fo:text-transform="none" fo:color="#123654" fo:letter-spacing="normal" fo:font-style="normal" fo:font-weight="normal"/>
    </style:style>
    <style:style style:name="T26" style:family="text">
      <style:text-properties fo:font-variant="normal" fo:text-transform="none" fo:color="#123654" fo:letter-spacing="normal" fo:font-style="normal" fo:font-weight="normal" officeooo:rsid="001f4ba0"/>
    </style:style>
    <style:style style:name="T2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officeooo:rsid="002146c5" style:text-blinking="false" style:font-size-asian="12pt" style:font-style-asian="italic" style:font-size-complex="12pt" style:font-style-complex="italic"/>
    </style:style>
    <style:style style:name="T2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Ubuntu" fo:font-size="12pt" fo:letter-spacing="normal" fo:font-style="normal" fo:font-weight="normal" officeooo:rsid="001dab30" style:font-size-asian="12pt" style:font-size-complex="12pt"/>
    </style:style>
    <style:style style:name="T30" style:family="text">
      <style:text-properties fo:font-variant="normal" fo:text-transform="none" fo:color="#000000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1f4ba0"/>
    </style:style>
    <style:style style:name="T33" style:family="text">
      <style:text-properties fo:font-variant="normal" fo:text-transform="none" fo:letter-spacing="normal" fo:font-weight="normal"/>
    </style:style>
    <style:style style:name="T34" style:family="text">
      <style:text-properties officeooo:rsid="001f37ea"/>
    </style:style>
    <style:style style:name="T35" style:family="text">
      <style:text-properties officeooo:rsid="001f4ba0"/>
    </style:style>
    <style:style style:name="T36" style:family="text">
      <style:text-properties style:font-name="Ubuntu"/>
    </style:style>
    <style:style style:name="T37" style:family="text">
      <style:text-properties style:font-name="Ubuntu" officeooo:rsid="001dab30"/>
    </style:style>
    <style:style style:name="T38" style:family="text">
      <style:text-properties style:font-name="Ubuntu" fo:font-size="12pt" style:font-size-asian="12pt" style:font-size-complex="12pt"/>
    </style:style>
    <style:style style:name="T39" style:family="text">
      <style:text-properties style:font-name="Ubuntu" fo:font-size="12pt" officeooo:rsid="001dab30" style:font-size-asian="12pt" style:font-size-complex="12pt"/>
    </style:style>
    <style:style style:name="T40" style:family="text">
      <style:text-properties fo:color="#000000"/>
    </style:style>
    <style:style style:name="T41" style:family="text">
      <style:text-properties fo:color="#000000" style:font-name="Ubuntu" fo:font-size="12pt" officeooo:rsid="001dab3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de Book</text:p>
      <text:p text:style-name="P3"/>
      <text:p text:style-name="P3">This Document Provides information in regards to the associated run_analysis.R script, the “human activity recognition using smartphones” dataset and the datasets derived from it</text:p>
      <text:p text:style-name="P3"/>
      <text:p text:style-name="P12">Original Datasets</text:p>
      <text:p text:style-name="P14"><text:span text:style-name="T1">Acquired from: </text:span></text:p>
      <text:p text:style-name="P1"><text:a xlink:type="simple" xlink:href="https://d396qusza40orc.cloudfront.net/getdata%2Fprojectfiles%2FUCI%20HAR%20Dataset.zip"><text:span text:style-name="T9">https://d396qusza40orc.cloudfront.net/getdata%2Fprojectfiles%2FUCI%20HAR%20Dataset.zip</text:span></text:a></text:p>
      <text:p text:style-name="P15"><text:span text:style-name="T5">With an explanation of the dataset provided at:</text:span></text:p>
      <text:p text:style-name="P2"><text:a xlink:type="simple" xlink:href="http://archive.ics.uci.edu/ml/datasets/Human+Activity+Recognition+Using+Smartphones"><text:span text:style-name="T9">http://archive.ics.uci.edu/ml/datasets/Human+Activity+Recognition+Using+Smartphones</text:span></text:a></text:p>
      <text:p text:style-name="P2"><text:span text:style-name="T27">Brief Summary</text:span><text:span text:style-name="T38"><text:line-break/></text:span><text:span text:style-name="T41">This dataset focuses around a group of 30 volunteers within the age bracket of 19-48 years old, each of whom had six activities tracked </text:span><text:span text:style-name="T28">(WALKING, WALKING_UPSTAIRS, WALKING_DOWNSTAIRS, SITTING, STANDING, LAYING) </text:span><text:span text:style-name="T29">by wearing a smart phone (Samsung Galaxy S2) around their waist.</text:span></text:p>
      <text:p text:style-name="P20"><text:span text:style-name="T31">The dataset has been partitioned into a training (70%) and test set (30%). Feedback on these various activities is given by the available signal sensors and preprocessed by applying noise filters and sampled using a fixed-width sliding window of 2.56 seconds with a 50% overlap. A Butterworth low-pass filter was used to seperate the body acceleration and gravity with a 0.3Hz cutoff filter applied for the gravitational effect. From each window a vector of features were obtained by calculating variables from the time and frequency domain.</text:span></text:p>
      <text:p text:style-name="P20"><text:span text:style-name="T31"/></text:p>
      <text:p text:style-name="P22"><text:span text:style-name="T33">Attribute Information:</text:span></text:p>
      <text:p text:style-name="P20"><text:span text:style-name="T31">For each record in the dataset it is provided:</text:span><text:line-break/><text:span text:style-name="T31">- Triaxial acceleration from the accelerometer (total acceleration) and the estimated body acceleration.</text:span><text:line-break/><text:span text:style-name="T31">- Triaxial Angular velocity from the gyroscope.</text:span><text:line-break/><text:span text:style-name="T31">- A 561-feature vector with time and frequency domain variables.</text:span><text:line-break/><text:span text:style-name="T31">- Its activity label.</text:span><text:line-break/><text:span text:style-name="T31">- An identifier of the subject who carried out the experiment.</text:span></text:p>
      <text:p text:style-name="P3"/>
      <text:p text:style-name="P13">Data Used</text:p>
      <text:p text:style-name="P4">It was decided that the following data would be used from the available datasets</text:p>
      <text:p text:style-name="P16">UCI HAR Dataset</text:p>
      <text:p text:style-name="P6">Both the “activity_labels” and “features” dataset were used in order to extract the textual/descriptive information available and import it into the test and training datasets.</text:p>
      <text:p text:style-name="P17">TEST</text:p>
      <text:p text:style-name="P4">from the test data folder subject_test, X_test and y_test would be used. The ineratial signals files were omitted as it was felt they were not relevant to the project <text:span text:style-name="T35">and did not provide mean/standard deviation orientated data.</text:span></text:p>
      <text:p text:style-name="P17">TRAIN</text:p>
      <text:p text:style-name="P5">from the train data folder subject_test, X_test and y_test would be used. The ineratial signals files were omitted as it was felt they were not relevant to the project <text:span text:style-name="T35">and did not provide mean/standard deviation orientated data.</text:span></text:p>
      <text:p text:style-name="P5"/>
      <text:p text:style-name="P12">Transformations</text:p>
      <text:p text:style-name="P7">The relevant training and test datasets were first combined (X_train and X_test became <text:soft-page-break/>rbindDataX; <text:s/>Y_train and Y_test became rbindDataY; similiarly subject_train and subject_test became rbindDataSubject)</text:p>
      <text:p text:style-name="P7"/>
      <text:p text:style-name="P18">Features and rbindDataX transformations</text:p>
      <text:list xml:id="list618259336759335838" text:style-name="L1">
        <text:list-item>
          <text:p text:style-name="P8">From the features dataset only mean and standard deviation orientated variables were extracted</text:p>
        </text:list-item>
        <text:list-item>
          <text:p text:style-name="P8">These selected variables were then added to the rbindDataX dataframe, removing all instances of variables that were not part of this set.</text:p>
        </text:list-item>
        <text:list-item>
          <text:p text:style-name="P8">Some basic data cleansing occured removing non-alphanumeric characters [-()]</text:p>
        </text:list-item>
        <text:list-item>
          <text:p text:style-name="P8">Next the case of the headings/attribute names were dropped to lower</text:p>
        </text:list-item>
        <text:list-item>
          <text:p text:style-name="P8">Then all instances of mean and standard deviation (denoted as “mean” and “std”) were changed to uppercase and enclosed in underscore characters to make the specific variable easier to identify</text:p>
          <text:p text:style-name="P8"/>
        </text:list-item>
      </text:list>
      <text:p text:style-name="P18">Activity and rBindDataY Transformations</text:p>
      <text:list xml:id="list2990796149816897689" text:style-name="L2">
        <text:list-item>
          <text:p text:style-name="P21">The activity dataset firstly had a number of underscore characters (_) remove.</text:p>
        </text:list-item>
        <text:list-item>
          <text:p text:style-name="P21">Secondly the labels containing the activity name <text:span text:style-name="T35">(</text:span><text:span text:style-name="T32">WALKING, WALKING_UPSTAIRS, WALKING_DOWNSTAIRS, SITTING, STANDING, LAYING) </text:span><text:span text:style-name="T31">were changed to lowercase</text:span></text:p>
        </text:list-item>
        <text:list-item>
          <text:p text:style-name="P21"><text:span text:style-name="T31">Next for the <text:s/></text:span><text:span text:style-name="T32">WALKING_UPSTAIRS </text:span><text:span text:style-name="T31">and</text:span><text:span text:style-name="T32"> WALKING_DOWNSTAIRS </text:span><text:span text:style-name="T31">variables the beginning of the second word was placed into uppercase in order to quickly distinquish the words from one another.</text:span></text:p>
        </text:list-item>
        <text:list-item>
          <text:p text:style-name="P21"><text:span text:style-name="T31">These labels were then further added to the rBindDataY dataset in place of the previous numeric figures.</text:span></text:p>
        </text:list-item>
      </text:list>
      <text:p text:style-name="P19">RbindDataSubject</text:p>
      <text:list xml:id="list5148480762041901025" text:style-name="L3">
        <text:list-item>
          <text:p text:style-name="P9">The names of this variable was changed to “subject”</text:p>
        </text:list-item>
      </text:list>
      <text:p text:style-name="P19">MergedData</text:p>
      <text:list xml:id="list8892939045385268973" text:style-name="L4">
        <text:list-item>
          <text:p text:style-name="P10">This dataset was creating by column binding rbindDataSubject, rbindDataY and rbindDataX together.</text:p>
        </text:list-item>
      </text:list>
      <text:p text:style-name="P19">MergeredDataAverages</text:p>
      <text:list xml:id="list923109247193722894" text:style-name="L5">
        <text:list-item>
          <text:p text:style-name="P11">This dataset was derived from the mergedData dataset and combines all instances of a specific combination of both subject and activity into a single, averaged variable.</text:p>
        </text:list-item>
      </text:list>
      <text:p text:style-name="P3"/>
      <text:p text:style-name="P12">Final Dataset</text:p>
      <text:p text:style-name="P3">The final datasets comprise two related dataframes, one simply averaging the results of another. The first “merged <text:span text:style-name="T34">data” combines the three aforementioned datasets into a single succinct one, which has only kept variable/attribute data regarding the mean and standard deviation orientated variables.</text:span></text:p>
      <text:p text:style-name="P4">The unique identifiers for each observation are a mixture of both the “subject” and the “activity” variables. The remainder of the variables denote the vectorised results from the experiment. As mentioned, the second dataset, “Merged_Data_Averages”, is simply a summarisation of the above dataset with the vectorised result from the experiment in regards to mean and standard deviation averaged.</text:p>
      <text:p text:style-name="P3"/>
      <text:p text:style-name="P12">Variables <text:span text:style-name="T35">in final datasets</text:span></text:p>
      <text:p text:style-name="P17">Subject</text:p>
      <text:p text:style-name="P6">This variable relates to person observed during this experiment with an arbitrary numbering of 1-30</text:p>
      <text:p text:style-name="P17">Activity</text:p>
      <text:p text:style-name="P6">This variable concerns the specific activity that a subject was engaged in w<text:span text:style-name="T40">ith (</text:span><text:span text:style-name="T30">WALKING, </text:span><text:soft-page-break/><text:span text:style-name="T30">WALKING_UPSTAIRS, WALKING_DOWNSTAIRS, SITTING, STANDING, LAYING) </text:span></text:p>
      <text:p text:style-name="P23"><text:bookmark text:name="rstudio_console_output"/>tbodyacc_MEAN_x<text:bookmark text:name="rstudio_console_output1"/> <text:s/>-<text:tab/>fbodybodygyrojerkmag_STD_</text:p>
      <text:p text:style-name="P6">These variables concern the vectorised results derived from the experiment and are as such, numer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Helvetica Neue1" svg:font-family="'Helvetica Neue', Helvetica, Arial, sans-serif"/>
    <style:font-face style:name="Helvetica Neue" svg:font-family="'Helvetica Neue', Helvetica, 'Segoe UI', Arial, freesans, sans-serif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7:49:09.494437436</meta:creation-date>
    <dc:date>2015-07-26T19:00:53.605173323</dc:date>
    <meta:editing-duration>PT39M3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49" meta:word-count="760" meta:character-count="5278" meta:non-whitespace-character-count="4574"/>
  </office:meta>
</office:document-meta>
</file>